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4" style:family="table-cell" style:parent-style-name="Default" style:data-style-name="N104">
      <style:table-cell-properties fo:border-bottom="none" fo:background-color="#afd095" fo:border-left="0.06pt solid #000000" fo:border-right="none" fo:border-top="none"/>
    </style:style>
    <style:style style:name="ce5" style:family="table-cell" style:parent-style-name="Default" style:data-style-name="N104">
      <style:table-cell-properties fo:background-color="#afd095"/>
    </style:style>
    <style:style style:name="ce6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7" style:family="table-cell" style:parent-style-name="Default" style:data-style-name="N104">
      <style:table-cell-properties fo:border-bottom="none" fo:background-color="#afd095" fo:border-left="none" fo:border-right="0.06pt solid #000000" fo:border-top="none"/>
    </style:style>
    <style:style style:name="ce8" style:family="table-cell" style:parent-style-name="Default" style:data-style-name="N104">
      <style:table-cell-properties fo:background-color="#ffa6a6"/>
    </style:style>
    <style:style style:name="ce9" style:family="table-cell" style:parent-style-name="Default" style:data-style-name="N104">
      <style:table-cell-properties fo:border-bottom="none" fo:background-color="#ffdbb6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e0c2cd" fo:border-left="0.06pt solid #000000" fo:border-right="none" fo:border-top="none"/>
    </style:style>
    <style:style style:name="ce11" style:family="table-cell" style:parent-style-name="Default" style:data-style-name="N104">
      <style:table-cell-properties fo:border-bottom="none" fo:background-color="#e0c2cd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2.373cm" svg:y="6.17cm">
            <draw:object draw:notify-on-update-of-ranges="Hoja1.F3:Hoja1.F10 Hoja1.B3:Hoja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598cm" svg:height="8.773cm" svg:x="19.112cm" svg:y="6.084cm">
            <draw:object draw:notify-on-update-of-ranges="Hoja1.F2:Hoja1.F2 Hoja1.F3:Hoja1.F10 Hoja1.G2:Hoja1.G2 Hoja1.G3:Hoja1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907cm" svg:y="16.047cm">
            <draw:object draw:notify-on-update-of-ranges="Hoja1.F4:Hoja1.F10 Hoja1.H4:Hoja1.H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 (cm)</text:p>
          </table:table-cell>
          <table:table-cell table:style-name="ce3" office:value-type="string" calcext:value-type="string">
            <text:p>t1 (s)</text:p>
          </table:table-cell>
          <table:table-cell table:style-name="ce1" office:value-type="string" calcext:value-type="string">
            <text:p>t2 (s)</text:p>
          </table:table-cell>
          <table:table-cell table:style-name="ce6" office:value-type="string" calcext:value-type="string">
            <text:p>t3 (s)</text:p>
          </table:table-cell>
          <table:table-cell table:style-name="ce1" office:value-type="string" calcext:value-type="string">
            <text:p>tM (s)</text:p>
          </table:table-cell>
          <table:table-cell table:style-name="ce3" office:value-type="string" calcext:value-type="string">
            <text:p>v (cm/s)</text:p>
          </table:table-cell>
          <table:table-cell table:style-name="ce3" office:value-type="string" calcext:value-type="string">
            <text:p>a (cm/s<text:span text:style-name="T1">²</text:span>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,000</text:p>
          </table:table-cell>
          <table:table-cell table:style-name="ce5" office:value-type="float" office:value="0" calcext:value-type="float">
            <text:p>0,000</text:p>
          </table:table-cell>
          <table:table-cell table:style-name="ce7" office:value-type="float" office:value="0" calcext:value-type="float">
            <text:p>0,000</text:p>
          </table:table-cell>
          <table:table-cell table:style-name="ce8" office:value-type="float" office:value="0" calcext:value-type="float">
            <text:p>0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341" calcext:value-type="float">
            <text:p>0,341</text:p>
          </table:table-cell>
          <table:table-cell table:style-name="ce5" office:value-type="float" office:value="0.343" calcext:value-type="float">
            <text:p>0,343</text:p>
          </table:table-cell>
          <table:table-cell table:style-name="ce7" office:value-type="float" office:value="0.346" calcext:value-type="float">
            <text:p>0,346</text:p>
          </table:table-cell>
          <table:table-cell table:style-name="ce8" table:formula="of:=AVERAGE([.C4:.E4])" office:value-type="float" office:value="0.343333333333333" calcext:value-type="float">
            <text:p>0,343</text:p>
          </table:table-cell>
          <table:table-cell table:style-name="ce9" table:formula="of:=([.$B4]-[.$B3])/([.$F4]-[.$F3])" office:value-type="float" office:value="29.126213592233" calcext:value-type="float">
            <text:p>29,126</text:p>
          </table:table-cell>
          <table:table-cell table:style-name="ce11" table:formula="of:=[.$G4]/[.$F4]" office:value-type="float" office:value="84.8336318220379" calcext:value-type="float">
            <text:p>84,834</text:p>
          </table:table-cell>
          <table:table-cell/>
          <table:table-cell table:formula="of:=AVERAGE([.H4:.H10])" office:value-type="float" office:value="96.4005488553196" calcext:value-type="float">
            <text:p>96,4005488553196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float" office:value="0.525" calcext:value-type="float">
            <text:p>0,525</text:p>
          </table:table-cell>
          <table:table-cell table:style-name="ce5" office:value-type="float" office:value="0.525" calcext:value-type="float">
            <text:p>0,525</text:p>
          </table:table-cell>
          <table:table-cell table:style-name="ce7" office:value-type="float" office:value="0.526" calcext:value-type="float">
            <text:p>0,526</text:p>
          </table:table-cell>
          <table:table-cell table:style-name="ce8" table:formula="of:=AVERAGE([.C5:.E5])" office:value-type="float" office:value="0.525333333333333" calcext:value-type="float">
            <text:p>0,525</text:p>
          </table:table-cell>
          <table:table-cell table:style-name="ce9" table:formula="of:=([.$B5]-[.$B4])/([.$F5]-[.$F4])" office:value-type="float" office:value="54.9450549450549" calcext:value-type="float">
            <text:p>54,945</text:p>
          </table:table-cell>
          <table:table-cell table:style-name="ce11" table:formula="of:=[.$G5]/[.$F5]" office:value-type="float" office:value="104.59084063145" calcext:value-type="float">
            <text:p>104,59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676" calcext:value-type="float">
            <text:p>0,676</text:p>
          </table:table-cell>
          <table:table-cell table:style-name="ce5" office:value-type="float" office:value="0.68" calcext:value-type="float">
            <text:p>0,680</text:p>
          </table:table-cell>
          <table:table-cell table:style-name="ce7" office:value-type="float" office:value="0.68" calcext:value-type="float">
            <text:p>0,680</text:p>
          </table:table-cell>
          <table:table-cell table:style-name="ce8" table:formula="of:=AVERAGE([.C6:.E6])" office:value-type="float" office:value="0.678666666666667" calcext:value-type="float">
            <text:p>0,679</text:p>
          </table:table-cell>
          <table:table-cell table:style-name="ce9" table:formula="of:=([.$B6]-[.$B5])/([.$F6]-[.$F5])" office:value-type="float" office:value="65.2173913043478" calcext:value-type="float">
            <text:p>65,217</text:p>
          </table:table-cell>
          <table:table-cell table:style-name="ce11" table:formula="of:=[.$G6]/[.$F6]" office:value-type="float" office:value="96.0963526095498" calcext:value-type="float">
            <text:p>96,09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4" office:value-type="float" office:value="0.8" calcext:value-type="float">
            <text:p>0,800</text:p>
          </table:table-cell>
          <table:table-cell table:style-name="ce5" office:value-type="float" office:value="0.811" calcext:value-type="float">
            <text:p>0,811</text:p>
          </table:table-cell>
          <table:table-cell table:style-name="ce7" office:value-type="float" office:value="0.817" calcext:value-type="float">
            <text:p>0,817</text:p>
          </table:table-cell>
          <table:table-cell table:style-name="ce8" table:formula="of:=AVERAGE([.C7:.E7])" office:value-type="float" office:value="0.809333333333333" calcext:value-type="float">
            <text:p>0,809</text:p>
          </table:table-cell>
          <table:table-cell table:style-name="ce9" table:formula="of:=([.$B7]-[.$B6])/([.$F7]-[.$F6])" office:value-type="float" office:value="76.5306122448979" calcext:value-type="float">
            <text:p>76,531</text:p>
          </table:table-cell>
          <table:table-cell table:style-name="ce11" table:formula="of:=[.$G7]/[.$F7]" office:value-type="float" office:value="94.560064553004" calcext:value-type="float">
            <text:p>94,56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891" calcext:value-type="float">
            <text:p>0,891</text:p>
          </table:table-cell>
          <table:table-cell table:style-name="ce5" office:value-type="float" office:value="0.925" calcext:value-type="float">
            <text:p>0,925</text:p>
          </table:table-cell>
          <table:table-cell table:style-name="ce7" office:value-type="float" office:value="0.934" calcext:value-type="float">
            <text:p>0,934</text:p>
          </table:table-cell>
          <table:table-cell table:style-name="ce8" table:formula="of:=AVERAGE([.C8:.E8])" office:value-type="float" office:value="0.916666666666667" calcext:value-type="float">
            <text:p>0,917</text:p>
          </table:table-cell>
          <table:table-cell table:style-name="ce9" table:formula="of:=([.$B8]-[.$B7])/([.$F8]-[.$F7])" office:value-type="float" office:value="93.1677018633541" calcext:value-type="float">
            <text:p>93,168</text:p>
          </table:table-cell>
          <table:table-cell table:style-name="ce11" table:formula="of:=[.$G8]/[.$F8]" office:value-type="float" office:value="101.637492941841" calcext:value-type="float">
            <text:p>101,63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4" office:value-type="float" office:value="1.028" calcext:value-type="float">
            <text:p>1,028</text:p>
          </table:table-cell>
          <table:table-cell table:style-name="ce5" office:value-type="float" office:value="1.029" calcext:value-type="float">
            <text:p>1,029</text:p>
          </table:table-cell>
          <table:table-cell table:style-name="ce7" office:value-type="float" office:value="1.019" calcext:value-type="float">
            <text:p>1,019</text:p>
          </table:table-cell>
          <table:table-cell table:style-name="ce8" table:formula="of:=AVERAGE([.C9:.E9])" office:value-type="float" office:value="1.02533333333333" calcext:value-type="float">
            <text:p>1,025</text:p>
          </table:table-cell>
          <table:table-cell table:style-name="ce9" table:formula="of:=([.$B9]-[.$B8])/([.$F9]-[.$F8])" office:value-type="float" office:value="92.0245398773005" calcext:value-type="float">
            <text:p>92,025</text:p>
          </table:table-cell>
          <table:table-cell table:style-name="ce11" table:formula="of:=[.$G9]/[.$F9]" office:value-type="float" office:value="89.7508516358587" calcext:value-type="float">
            <text:p>89,75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table:style-name="ce4" office:value-type="float" office:value="1.11" calcext:value-type="float">
            <text:p>1,110</text:p>
          </table:table-cell>
          <table:table-cell table:style-name="ce5" office:value-type="float" office:value="1.122" calcext:value-type="float">
            <text:p>1,122</text:p>
          </table:table-cell>
          <table:table-cell table:style-name="ce7" office:value-type="float" office:value="1.105" calcext:value-type="float">
            <text:p>1,105</text:p>
          </table:table-cell>
          <table:table-cell table:style-name="ce8" table:formula="of:=AVERAGE([.C10:.E10])" office:value-type="float" office:value="1.11233333333333" calcext:value-type="float">
            <text:p>1,112</text:p>
          </table:table-cell>
          <table:table-cell table:style-name="ce9" table:formula="of:=([.$B10]-[.$B9])/([.$F10]-[.$F9])" office:value-type="float" office:value="114.942528735632" calcext:value-type="float">
            <text:p>114,943</text:p>
          </table:table-cell>
          <table:table-cell table:style-name="ce11" table:formula="of:=[.$G10]/[.$F10]" office:value-type="float" office:value="103.334607793496" calcext:value-type="float">
            <text:p>103,335</text:p>
          </table:table-cell>
          <table:table-cell table:number-columns-repeated="2"/>
        </table:table-row>
        <table:table-row table:style-name="ro1" table:number-rows-repeated="76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 (cm)</text:p>
          </table:table-cell>
          <table:table-cell table:style-name="ce3" office:value-type="string" calcext:value-type="string">
            <text:p>t1 (s)</text:p>
          </table:table-cell>
          <table:table-cell table:style-name="ce1" office:value-type="string" calcext:value-type="string">
            <text:p>t2 (s)</text:p>
          </table:table-cell>
          <table:table-cell table:style-name="ce6" office:value-type="string" calcext:value-type="string">
            <text:p>t3 (s)</text:p>
          </table:table-cell>
          <table:table-cell table:style-name="ce1" office:value-type="string" calcext:value-type="string">
            <text:p>tM (s)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341" calcext:value-type="float">
            <text:p>0,341</text:p>
          </table:table-cell>
          <table:table-cell table:style-name="ce5" office:value-type="float" office:value="0.343" calcext:value-type="float">
            <text:p>0,343</text:p>
          </table:table-cell>
          <table:table-cell table:style-name="ce7" office:value-type="float" office:value="0.346" calcext:value-type="float">
            <text:p>0,346</text:p>
          </table:table-cell>
          <table:table-cell table:style-name="ce8" table:formula="of:=AVERAGE([.C88:.E88])" office:value-type="float" office:value="0.343333333333333" calcext:value-type="float">
            <text:p>0,34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float" office:value="0.525" calcext:value-type="float">
            <text:p>0,525</text:p>
          </table:table-cell>
          <table:table-cell table:style-name="ce5" office:value-type="float" office:value="0.525" calcext:value-type="float">
            <text:p>0,525</text:p>
          </table:table-cell>
          <table:table-cell table:style-name="ce7" office:value-type="float" office:value="0.526" calcext:value-type="float">
            <text:p>0,526</text:p>
          </table:table-cell>
          <table:table-cell table:style-name="ce8" table:formula="of:=AVERAGE([.C89:.E89])" office:value-type="float" office:value="0.525333333333333" calcext:value-type="float">
            <text:p>0,5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676" calcext:value-type="float">
            <text:p>0,676</text:p>
          </table:table-cell>
          <table:table-cell table:style-name="ce5" office:value-type="float" office:value="0.68" calcext:value-type="float">
            <text:p>0,680</text:p>
          </table:table-cell>
          <table:table-cell table:style-name="ce7" office:value-type="float" office:value="0.68" calcext:value-type="float">
            <text:p>0,680</text:p>
          </table:table-cell>
          <table:table-cell table:style-name="ce8" table:formula="of:=AVERAGE([.C90:.E90])" office:value-type="float" office:value="0.678666666666667" calcext:value-type="float">
            <text:p>0,6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4" office:value-type="float" office:value="0.8" calcext:value-type="float">
            <text:p>0,800</text:p>
          </table:table-cell>
          <table:table-cell table:style-name="ce5" office:value-type="float" office:value="0.811" calcext:value-type="float">
            <text:p>0,811</text:p>
          </table:table-cell>
          <table:table-cell table:style-name="ce7" office:value-type="float" office:value="0.817" calcext:value-type="float">
            <text:p>0,817</text:p>
          </table:table-cell>
          <table:table-cell table:style-name="ce8" table:formula="of:=AVERAGE([.C91:.E91])" office:value-type="float" office:value="0.809333333333333" calcext:value-type="float">
            <text:p>0,80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891" calcext:value-type="float">
            <text:p>0,891</text:p>
          </table:table-cell>
          <table:table-cell table:style-name="ce5" office:value-type="float" office:value="0.925" calcext:value-type="float">
            <text:p>0,925</text:p>
          </table:table-cell>
          <table:table-cell table:style-name="ce7" office:value-type="float" office:value="0.934" calcext:value-type="float">
            <text:p>0,934</text:p>
          </table:table-cell>
          <table:table-cell table:style-name="ce8" table:formula="of:=AVERAGE([.C92:.E92])" office:value-type="float" office:value="0.916666666666667" calcext:value-type="float">
            <text:p>0,91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4" office:value-type="float" office:value="1.028" calcext:value-type="float">
            <text:p>1,028</text:p>
          </table:table-cell>
          <table:table-cell table:style-name="ce5" office:value-type="float" office:value="1.029" calcext:value-type="float">
            <text:p>1,029</text:p>
          </table:table-cell>
          <table:table-cell table:style-name="ce7" office:value-type="float" office:value="1.019" calcext:value-type="float">
            <text:p>1,019</text:p>
          </table:table-cell>
          <table:table-cell table:style-name="ce8" table:formula="of:=AVERAGE([.C93:.E93])" office:value-type="float" office:value="1.02533333333333" calcext:value-type="float">
            <text:p>1,0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table:style-name="ce4" office:value-type="float" office:value="1.11" calcext:value-type="float">
            <text:p>1,110</text:p>
          </table:table-cell>
          <table:table-cell table:style-name="ce5" office:value-type="float" office:value="1.122" calcext:value-type="float">
            <text:p>1,122</text:p>
          </table:table-cell>
          <table:table-cell table:style-name="ce7" office:value-type="float" office:value="1.105" calcext:value-type="float">
            <text:p>1,105</text:p>
          </table:table-cell>
          <table:table-cell table:style-name="ce8" table:formula="of:=AVERAGE([.C94:.E94])" office:value-type="float" office:value="1.11233333333333" calcext:value-type="float">
            <text:p>1,112</text:p>
          </table:table-cell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 (cm)</text:p>
          </table:table-cell>
          <table:table-cell table:style-name="ce3" office:value-type="string" calcext:value-type="string">
            <text:p>t1 (s)</text:p>
          </table:table-cell>
          <table:table-cell table:style-name="ce1" office:value-type="string" calcext:value-type="string">
            <text:p>t2 (s)</text:p>
          </table:table-cell>
          <table:table-cell table:style-name="ce6" office:value-type="string" calcext:value-type="string">
            <text:p>t3 (s)</text:p>
          </table:table-cell>
          <table:table-cell table:style-name="ce1" office:value-type="string" calcext:value-type="string">
            <text:p>tM (s)</text:p>
          </table:table-cell>
          <table:table-cell table:style-name="ce3" office:value-type="string" calcext:value-type="string">
            <text:p>v (cm/s)</text:p>
          </table:table-cell>
          <table:table-cell table:style-name="ce3" office:value-type="string" calcext:value-type="string">
            <text:p>a (cm/s<text:span text:style-name="T1">²</text:span>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341" calcext:value-type="float">
            <text:p>0,341</text:p>
          </table:table-cell>
          <table:table-cell table:style-name="ce5" office:value-type="float" office:value="0.343" calcext:value-type="float">
            <text:p>0,343</text:p>
          </table:table-cell>
          <table:table-cell table:style-name="ce7" office:value-type="float" office:value="0.346" calcext:value-type="float">
            <text:p>0,346</text:p>
          </table:table-cell>
          <table:table-cell table:style-name="ce8" table:formula="of:=AVERAGE([.C109:.E109])" office:value-type="float" office:value="0.343333333333333" calcext:value-type="float">
            <text:p>0,343</text:p>
          </table:table-cell>
          <table:table-cell table:style-name="ce9" table:formula="of:=([.$B109]-0)/([.$F109]-0)" office:value-type="float" office:value="29.126213592233" calcext:value-type="float">
            <text:p>29,126</text:p>
          </table:table-cell>
          <table:table-cell table:style-name="ce11" table:formula="of:=[.$G109]/[.$F109]" office:value-type="float" office:value="84.8336318220379" calcext:value-type="float">
            <text:p>84,83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float" office:value="0.525" calcext:value-type="float">
            <text:p>0,525</text:p>
          </table:table-cell>
          <table:table-cell table:style-name="ce5" office:value-type="float" office:value="0.525" calcext:value-type="float">
            <text:p>0,525</text:p>
          </table:table-cell>
          <table:table-cell table:style-name="ce7" office:value-type="float" office:value="0.526" calcext:value-type="float">
            <text:p>0,526</text:p>
          </table:table-cell>
          <table:table-cell table:style-name="ce8" table:formula="of:=AVERAGE([.C110:.E110])" office:value-type="float" office:value="0.525333333333333" calcext:value-type="float">
            <text:p>0,525</text:p>
          </table:table-cell>
          <table:table-cell table:style-name="ce9" table:formula="of:=([.$B110]-[.$B109])/([.$F110]-[.$F109])" office:value-type="float" office:value="54.9450549450549" calcext:value-type="float">
            <text:p>54,945</text:p>
          </table:table-cell>
          <table:table-cell table:style-name="ce11" table:formula="of:=[.$G110]/[.$F110]" office:value-type="float" office:value="104.59084063145" calcext:value-type="float">
            <text:p>104,59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676" calcext:value-type="float">
            <text:p>0,676</text:p>
          </table:table-cell>
          <table:table-cell table:style-name="ce5" office:value-type="float" office:value="0.68" calcext:value-type="float">
            <text:p>0,680</text:p>
          </table:table-cell>
          <table:table-cell table:style-name="ce7" office:value-type="float" office:value="0.68" calcext:value-type="float">
            <text:p>0,680</text:p>
          </table:table-cell>
          <table:table-cell table:style-name="ce8" table:formula="of:=AVERAGE([.C111:.E111])" office:value-type="float" office:value="0.678666666666667" calcext:value-type="float">
            <text:p>0,679</text:p>
          </table:table-cell>
          <table:table-cell table:style-name="ce9" table:formula="of:=([.$B111]-[.$B110])/([.$F111]-[.$F110])" office:value-type="float" office:value="65.2173913043478" calcext:value-type="float">
            <text:p>65,217</text:p>
          </table:table-cell>
          <table:table-cell table:style-name="ce11" table:formula="of:=[.$G111]/[.$F111]" office:value-type="float" office:value="96.0963526095498" calcext:value-type="float">
            <text:p>96,09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4" office:value-type="float" office:value="0.8" calcext:value-type="float">
            <text:p>0,800</text:p>
          </table:table-cell>
          <table:table-cell table:style-name="ce5" office:value-type="float" office:value="0.811" calcext:value-type="float">
            <text:p>0,811</text:p>
          </table:table-cell>
          <table:table-cell table:style-name="ce7" office:value-type="float" office:value="0.817" calcext:value-type="float">
            <text:p>0,817</text:p>
          </table:table-cell>
          <table:table-cell table:style-name="ce8" table:formula="of:=AVERAGE([.C112:.E112])" office:value-type="float" office:value="0.809333333333333" calcext:value-type="float">
            <text:p>0,809</text:p>
          </table:table-cell>
          <table:table-cell table:style-name="ce9" table:formula="of:=([.$B112]-[.$B111])/([.$F112]-[.$F111])" office:value-type="float" office:value="76.5306122448979" calcext:value-type="float">
            <text:p>76,531</text:p>
          </table:table-cell>
          <table:table-cell table:style-name="ce11" table:formula="of:=[.$G112]/[.$F112]" office:value-type="float" office:value="94.560064553004" calcext:value-type="float">
            <text:p>94,56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891" calcext:value-type="float">
            <text:p>0,891</text:p>
          </table:table-cell>
          <table:table-cell table:style-name="ce5" office:value-type="float" office:value="0.925" calcext:value-type="float">
            <text:p>0,925</text:p>
          </table:table-cell>
          <table:table-cell table:style-name="ce7" office:value-type="float" office:value="0.934" calcext:value-type="float">
            <text:p>0,934</text:p>
          </table:table-cell>
          <table:table-cell table:style-name="ce8" table:formula="of:=AVERAGE([.C113:.E113])" office:value-type="float" office:value="0.916666666666667" calcext:value-type="float">
            <text:p>0,917</text:p>
          </table:table-cell>
          <table:table-cell table:style-name="ce9" table:formula="of:=([.$B113]-[.$B112])/([.$F113]-[.$F112])" office:value-type="float" office:value="93.1677018633541" calcext:value-type="float">
            <text:p>93,168</text:p>
          </table:table-cell>
          <table:table-cell table:style-name="ce11" table:formula="of:=[.$G113]/[.$F113]" office:value-type="float" office:value="101.637492941841" calcext:value-type="float">
            <text:p>101,63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4" office:value-type="float" office:value="1.028" calcext:value-type="float">
            <text:p>1,028</text:p>
          </table:table-cell>
          <table:table-cell table:style-name="ce5" office:value-type="float" office:value="1.029" calcext:value-type="float">
            <text:p>1,029</text:p>
          </table:table-cell>
          <table:table-cell table:style-name="ce7" office:value-type="float" office:value="1.019" calcext:value-type="float">
            <text:p>1,019</text:p>
          </table:table-cell>
          <table:table-cell table:style-name="ce8" table:formula="of:=AVERAGE([.C114:.E114])" office:value-type="float" office:value="1.02533333333333" calcext:value-type="float">
            <text:p>1,025</text:p>
          </table:table-cell>
          <table:table-cell table:style-name="ce9" table:formula="of:=([.$B114]-[.$B113])/([.$F114]-[.$F113])" office:value-type="float" office:value="92.0245398773005" calcext:value-type="float">
            <text:p>92,025</text:p>
          </table:table-cell>
          <table:table-cell table:style-name="ce11" table:formula="of:=[.$G114]/[.$F114]" office:value-type="float" office:value="89.7508516358587" calcext:value-type="float">
            <text:p>89,75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table:style-name="ce4" office:value-type="float" office:value="1.11" calcext:value-type="float">
            <text:p>1,110</text:p>
          </table:table-cell>
          <table:table-cell table:style-name="ce5" office:value-type="float" office:value="1.122" calcext:value-type="float">
            <text:p>1,122</text:p>
          </table:table-cell>
          <table:table-cell table:style-name="ce7" office:value-type="float" office:value="1.105" calcext:value-type="float">
            <text:p>1,105</text:p>
          </table:table-cell>
          <table:table-cell table:style-name="ce8" table:formula="of:=AVERAGE([.C115:.E115])" office:value-type="float" office:value="1.11233333333333" calcext:value-type="float">
            <text:p>1,112</text:p>
          </table:table-cell>
          <table:table-cell table:style-name="ce9" table:formula="of:=([.$B115]-[.$B114])/([.$F115]-[.$F114])" office:value-type="float" office:value="114.942528735632" calcext:value-type="float">
            <text:p>114,943</text:p>
          </table:table-cell>
          <table:table-cell table:style-name="ce11" table:formula="of:=[.$G115]/[.$F115]" office:value-type="float" office:value="103.334607793496" calcext:value-type="float">
            <text:p>103,3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5">00/00/0000</text:date>, <text:time style:data-style-name="N2" text:time-value="11:35:37.0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8:17:08.346000000</meta:creation-date>
    <dc:date>2023-01-15T13:22:31.430000000</dc:date>
    <meta:editing-duration>PT47M56S</meta:editing-duration>
    <meta:editing-cycles>2</meta:editing-cycles>
    <meta:generator>LibreOffice/7.0.4.2$Windows_X86_64 LibreOffice_project/dcf040e67528d9187c66b2379df5ea4407429775</meta:generator>
    <meta:document-statistic meta:table-count="1" meta:cell-count="16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4.133cm" svg:y="0.316cm" chart:style-name="ch2">
          <text:p>Tiempo medio en recorrer cada marca</text:p>
        </chart:title>
        <chart:plot-area chart:style-name="ch3" table:cell-range-address="Hoja1.F3:Hoja1.F10 Hoja1.B3:Hoja1.B10" svg:x="1.331cm" svg:y="1.275cm" svg:width="14.349cm" svg:height="6.564cm">
          <chart:coordinate-region svg:x="1.952cm" svg:y="1.474cm" svg:width="13.303cm" svg:height="5.718cm"/>
          <chart:axis chart:dimension="x" chart:name="primary-x" chart:style-name="ch4">
            <chart:title svg:x="8.051cm" svg:y="8.019cm" chart:style-name="ch5">
              <text:p>tM (s)</text:p>
            </chart:title>
          </chart:axis>
          <chart:axis chart:dimension="y" chart:name="primary-y" chart:style-name="ch6">
            <chart:title svg:x="0.451cm" svg:y="5.051cm" chart:style-name="ch7">
              <text:p>x (cm)</text:p>
            </chart:title>
            <chart:grid chart:style-name="ch8" chart:class="major"/>
          </chart:axis>
          <chart:series chart:style-name="ch9" chart:values-cell-range-address="Hoja1.B3:Hoja1.B10" chart:class="chart:scatter">
            <chart:domain table:cell-range-address="Hoja1.F3:Hoja1.F10"/>
            <chart:data-point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F3:Hoja1.F10</svg:desc>
                </draw:g>
              </table:table-cell>
              <table:table-cell office:value-type="float" office:value="0">
                <text:p>0</text:p>
                <draw:g>
                  <svg:desc>Hoja1.B3:Hoja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5333333333333">
                <text:p>0.5253333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8666666666667">
                <text:p>0.6786666666666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9333333333333">
                <text:p>0.8093333333333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533333333333">
                <text:p>1.0253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233333333333">
                <text:p>1.11233333333333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99cm" svg:height="8.774cm" xlink:href=".." xlink:type="simple" chart:class="chart:scatter" chart:style-name="ch1">
        <chart:title svg:x="3.429cm" svg:y="0.31cm" chart:style-name="ch2">
          <text:p>Velocidad de la canica a lo largo del tiempo
</text:p>
        </chart:title>
        <chart:plot-area chart:style-name="ch3" table:cell-range-address="Hoja1.F2:Hoja1.G10" chart:data-source-has-labels="row" svg:x="1.322cm" svg:y="1.768cm" svg:width="13.966cm" svg:height="5.85cm">
          <chart:coordinate-region svg:x="2.605cm" svg:y="1.967cm" svg:width="12.073cm" svg:height="5.004cm"/>
          <chart:axis chart:dimension="x" chart:name="primary-x" chart:style-name="ch4">
            <chart:title svg:x="7.851cm" svg:y="7.793cm" chart:style-name="ch5">
              <text:p>tM (s)</text:p>
            </chart:title>
          </chart:axis>
          <chart:axis chart:dimension="y" chart:name="primary-y" chart:style-name="ch6">
            <chart:title svg:x="0.451cm" svg:y="5.253cm" chart:style-name="ch7">
              <text:p>V (m/s)</text:p>
            </chart:title>
            <chart:grid chart:style-name="ch8" chart:class="major"/>
          </chart:axis>
          <chart:series chart:style-name="ch9" chart:values-cell-range-address="Hoja1.G3:Hoja1.G10" chart:label-cell-address="Hoja1.G2:Hoja1.G2" chart:class="chart:scatter">
            <chart:domain table:cell-range-address="Hoja1.F3:Hoja1.F10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v (cm/s)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F3:Hoja1.F10</svg:desc>
                </draw:g>
              </table:table-cell>
              <table:table-cell office:value-type="float" office:value="0">
                <text:p>0</text:p>
                <draw:g>
                  <svg:desc>Hoja1.G3:Hoja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29.126213592233">
                <text:p>29.126213592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5333333333333">
                <text:p>0.525333333333333</text:p>
              </table:table-cell>
              <table:table-cell office:value-type="float" office:value="54.9450549450549">
                <text:p>54.9450549450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8666666666667">
                <text:p>0.678666666666667</text:p>
              </table:table-cell>
              <table:table-cell office:value-type="float" office:value="65.2173913043478">
                <text:p>65.2173913043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9333333333333">
                <text:p>0.809333333333333</text:p>
              </table:table-cell>
              <table:table-cell office:value-type="float" office:value="76.5306122448979">
                <text:p>76.5306122448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93.1677018633541">
                <text:p>93.1677018633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533333333333">
                <text:p>1.02533333333333</text:p>
              </table:table-cell>
              <table:table-cell office:value-type="float" office:value="92.0245398773005">
                <text:p>92.0245398773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233333333333">
                <text:p>1.11233333333333</text:p>
              </table:table-cell>
              <table:table-cell office:value-type="float" office:value="114.942528735632">
                <text:p>114.942528735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2cm" svg:y="0.316cm" chart:style-name="ch2">
          <text:p>Aceleración de la canica a lo largo del tiempo</text:p>
        </chart:title>
        <chart:plot-area chart:style-name="ch3" table:cell-range-address="Hoja1.F4:Hoja1.F10 Hoja1.H4:Hoja1.H10" svg:x="1.331cm" svg:y="1.275cm" svg:width="14.349cm" svg:height="6.564cm">
          <chart:coordinate-region svg:x="2.615cm" svg:y="1.474cm" svg:width="12.456cm" svg:height="5.718cm"/>
          <chart:axis chart:dimension="x" chart:name="primary-x" chart:style-name="ch4">
            <chart:title svg:x="8.051cm" svg:y="8.019cm" chart:style-name="ch5">
              <text:p>tM (s)</text:p>
            </chart:title>
          </chart:axis>
          <chart:axis chart:dimension="y" chart:name="primary-y" chart:style-name="ch6">
            <chart:title svg:x="0.451cm" svg:y="5.236cm" chart:style-name="ch7">
              <text:p>a (cm/s²)</text:p>
            </chart:title>
            <chart:grid chart:style-name="ch8" chart:class="major"/>
          </chart:axis>
          <chart:series chart:style-name="ch9" chart:values-cell-range-address="Hoja1.H4:Hoja1.H10" chart:class="chart:scatter">
            <chart:domain table:cell-range-address="Hoja1.F4:Hoja1.F10"/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3333333333333">
                <text:p>0.343333333333333</text:p>
                <draw:g>
                  <svg:desc>Hoja1.F4:Hoja1.F10</svg:desc>
                </draw:g>
              </table:table-cell>
              <table:table-cell office:value-type="float" office:value="84.8336318220379">
                <text:p>84.8336318220379</text:p>
                <draw:g>
                  <svg:desc>Hoja1.H4:Hoja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5333333333333">
                <text:p>0.525333333333333</text:p>
              </table:table-cell>
              <table:table-cell office:value-type="float" office:value="104.59084063145">
                <text:p>104.59084063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8666666666667">
                <text:p>0.678666666666667</text:p>
              </table:table-cell>
              <table:table-cell office:value-type="float" office:value="96.0963526095498">
                <text:p>96.096352609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9333333333333">
                <text:p>0.809333333333333</text:p>
              </table:table-cell>
              <table:table-cell office:value-type="float" office:value="94.560064553004">
                <text:p>94.560064553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01.637492941841">
                <text:p>101.637492941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533333333333">
                <text:p>1.02533333333333</text:p>
              </table:table-cell>
              <table:table-cell office:value-type="float" office:value="89.7508516358587">
                <text:p>89.7508516358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233333333333">
                <text:p>1.11233333333333</text:p>
              </table:table-cell>
              <table:table-cell office:value-type="float" office:value="103.334607793496">
                <text:p>103.3346077934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